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Wingdings" svg:font-family="Wingdings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b4ddb"/>
    </style:style>
    <style:style style:name="P2" style:family="paragraph" style:parent-style-name="Text_20_body">
      <style:paragraph-properties fo:text-align="justify" style:justify-single-word="false"/>
      <style:text-properties officeooo:rsid="0016b343" officeooo:paragraph-rsid="0016b343"/>
    </style:style>
    <style:style style:name="P3" style:family="paragraph" style:parent-style-name="Text_20_body" style:list-style-name="L7">
      <style:paragraph-properties fo:text-align="justify" style:justify-single-word="false"/>
      <style:text-properties officeooo:rsid="0017c76d" officeooo:paragraph-rsid="0017c76d"/>
    </style:style>
    <style:style style:name="P4" style:family="paragraph" style:parent-style-name="Text_20_body" style:list-style-name="L7">
      <style:paragraph-properties fo:text-align="justify" style:justify-single-word="false"/>
      <style:text-properties officeooo:rsid="00188dbc" officeooo:paragraph-rsid="00188dbc"/>
    </style:style>
    <style:style style:name="P5" style:family="paragraph" style:parent-style-name="Text_20_body" style:list-style-name="L7">
      <style:paragraph-properties fo:text-align="justify" style:justify-single-word="false"/>
      <style:text-properties officeooo:rsid="0019d9db" officeooo:paragraph-rsid="0019d9db"/>
    </style:style>
    <style:style style:name="P6" style:family="paragraph" style:parent-style-name="Text_20_body">
      <style:paragraph-properties fo:text-align="justify" style:justify-single-word="false"/>
      <style:text-properties officeooo:rsid="001b4ddb" officeooo:paragraph-rsid="001b4ddb"/>
    </style:style>
    <style:style style:name="P7" style:family="paragraph" style:parent-style-name="Text_20_body" style:list-style-name="L7">
      <style:paragraph-properties fo:text-align="justify" style:justify-single-word="false"/>
      <style:text-properties officeooo:rsid="001b4ddb" officeooo:paragraph-rsid="001b4ddb"/>
    </style:style>
    <style:style style:name="P8" style:family="paragraph" style:parent-style-name="Text_20_body" style:list-style-name="L8">
      <style:paragraph-properties fo:text-align="justify" style:justify-single-word="false"/>
      <style:text-properties officeooo:rsid="001b4ddb" officeooo:paragraph-rsid="001b4ddb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 style:list-style-name="L8">
      <style:paragraph-properties fo:text-align="justify" style:justify-single-word="false"/>
      <style:text-properties officeooo:rsid="001bce43" officeooo:paragraph-rsid="001bce43"/>
    </style:style>
    <style:style style:name="P11" style:family="paragraph" style:parent-style-name="Text_20_body">
      <style:paragraph-properties fo:text-align="justify" style:justify-single-word="false"/>
      <style:text-properties officeooo:rsid="001bce43" officeooo:paragraph-rsid="001bce43"/>
    </style:style>
    <style:style style:name="P12" style:family="paragraph" style:parent-style-name="Text_20_body" style:list-style-name="L9">
      <style:paragraph-properties fo:text-align="justify" style:justify-single-word="false"/>
      <style:text-properties officeooo:rsid="001bce43" officeooo:paragraph-rsid="001bce43"/>
    </style:style>
    <style:style style:name="P13" style:family="paragraph" style:parent-style-name="Text_20_body" style:list-style-name="L9">
      <style:paragraph-properties fo:text-align="justify" style:justify-single-word="false"/>
      <style:text-properties officeooo:rsid="001bce43" officeooo:paragraph-rsid="001dbe15"/>
    </style:style>
    <style:style style:name="P14" style:family="paragraph" style:parent-style-name="Text_20_body" style:list-style-name="L10">
      <style:paragraph-properties fo:text-align="justify" style:justify-single-word="false"/>
      <style:text-properties officeooo:rsid="001bce43" officeooo:paragraph-rsid="001dbe15"/>
    </style:style>
    <style:style style:name="P15" style:family="paragraph" style:parent-style-name="Text_20_body">
      <style:paragraph-properties fo:text-align="justify" style:justify-single-word="false"/>
      <style:text-properties officeooo:rsid="001bce43" officeooo:paragraph-rsid="001dbe15"/>
    </style:style>
    <style:style style:name="P16" style:family="paragraph" style:parent-style-name="Text_20_body" style:list-style-name="L11">
      <style:paragraph-properties fo:text-align="justify" style:justify-single-word="false"/>
      <style:text-properties officeooo:rsid="001bce43" officeooo:paragraph-rsid="001f42ca"/>
    </style:style>
    <style:style style:name="P17" style:family="paragraph" style:parent-style-name="Text_20_body" style:list-style-name="L9">
      <style:paragraph-properties fo:text-align="justify" style:justify-single-word="false"/>
      <style:text-properties officeooo:rsid="001bd02c" officeooo:paragraph-rsid="001bd02c"/>
    </style:style>
    <style:style style:name="P18" style:family="paragraph" style:parent-style-name="Text_20_body">
      <style:paragraph-properties fo:text-align="justify" style:justify-single-word="false"/>
      <style:text-properties officeooo:rsid="001bd02c" officeooo:paragraph-rsid="001bd02c"/>
    </style:style>
    <style:style style:name="P19" style:family="paragraph" style:parent-style-name="Text_20_body">
      <style:paragraph-properties fo:text-align="justify" style:justify-single-word="false"/>
      <style:text-properties officeooo:rsid="001dbe15" officeooo:paragraph-rsid="001dbe15"/>
    </style:style>
    <style:style style:name="P20" style:family="paragraph" style:parent-style-name="Text_20_body" style:list-style-name="L10">
      <style:paragraph-properties fo:text-align="justify" style:justify-single-word="false"/>
      <style:text-properties officeooo:rsid="001dbe15" officeooo:paragraph-rsid="001dbe15"/>
    </style:style>
    <style:style style:name="P21" style:family="paragraph" style:parent-style-name="Text_20_body" style:list-style-name="L11">
      <style:paragraph-properties fo:text-align="justify" style:justify-single-word="false"/>
      <style:text-properties officeooo:rsid="001dbe15" officeooo:paragraph-rsid="001f42ca"/>
    </style:style>
    <style:style style:name="P22" style:family="paragraph" style:parent-style-name="Text_20_body">
      <style:paragraph-properties fo:text-align="justify" style:justify-single-word="false"/>
      <style:text-properties officeooo:rsid="001f42ca" officeooo:paragraph-rsid="001f42ca"/>
    </style:style>
    <style:style style:name="T1" style:family="text">
      <style:text-properties officeooo:rsid="0017e733"/>
    </style:style>
    <style:style style:name="T2" style:family="text">
      <style:text-properties officeooo:rsid="0019d9db"/>
    </style:style>
    <style:style style:name="T3" style:family="text">
      <style:text-properties officeooo:rsid="001b4ddb"/>
    </style:style>
    <style:style style:name="T4" style:family="text">
      <style:text-properties officeooo:rsid="001bce43"/>
    </style:style>
    <style:style style:name="T5" style:family="text">
      <style:text-properties style:font-name="Wingdings" fo:font-size="10pt" style:font-size-asian="10pt"/>
    </style:style>
    <style:style style:name="T6" style:family="text">
      <style:text-properties fo:font-size="10pt" style:font-size-asian="10pt"/>
    </style:style>
    <style:style style:name="T7" style:family="text">
      <style:text-properties officeooo:rsid="001f42c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LAN DU PROJET</text:h>
      <text:p text:style-name="P9"/>
      <text:p text:style-name="P2"><text:span text:style-name="T3">1. </text:span>Pour la page ‘‘index’’</text:p>
      <text:list text:style-name="L7">
        <text:list-item>
          <text:p text:style-name="P4">écrire le titre et le sous titre</text:p>
        </text:list-item>
        <text:list-item>
          <text:p text:style-name="P3">modifier le style de <text:span text:style-name="T1">police</text:span></text:p>
        </text:list-item>
        <text:list-item>
          <text:p text:style-name="P4">tester l’arrière-plan</text:p>
        </text:list-item>
        <text:list-item>
          <text:p text:style-name="P4">placer les <text:span text:style-name="T2">descriptions</text:span> sur la page web</text:p>
        </text:list-item>
        <text:list-item>
          <text:p text:style-name="P5">tester les styles de css sur les descriptions</text:p>
        </text:list-item>
        <text:list-item>
          <text:p text:style-name="P5">Utilise ton imagination pour l’introduction et l’histoire de Mme Zémur (cliente du projet)</text:p>
        </text:list-item>
        <text:list-item>
          <text:p text:style-name="P7">Trouver un logo</text:p>
        </text:list-item>
        <text:list-item>
          <text:p text:style-name="P7">Tester pleins de fois les structure,Polices et grandeur de texte (Beaucoup d’essais/erreur)</text:p>
        </text:list-item>
      </text:list>
      <text:p text:style-name="P6"/>
      <text:p text:style-name="P6">2. Pour la page ‘‘horoscope’’</text:p>
      <text:list text:style-name="L8">
        <text:list-item>
          <text:p text:style-name="P8">Créer un tableaux avec tout les signes</text:p>
        </text:list-item>
        <text:list-item>
          <text:p text:style-name="P8">Mettre les images de chaque signes</text:p>
        </text:list-item>
        <text:list-item>
          <text:p text:style-name="P8">Écrire le nom des signes cliquables</text:p>
        </text:list-item>
        <text:list-item>
          <text:p text:style-name="P8">Écrire les dates des signes</text:p>
        </text:list-item>
        <text:list-item>
          <text:p text:style-name="P8">Écrire les <text:span text:style-name="T4">é</text:span>léments du zodiaques (Feu/Eau/Terre/Vent)</text:p>
        </text:list-item>
        <text:list-item>
          <text:p text:style-name="P8">Tester pleins de fois les structure,Polices et grandeur de texte (Beaucoup d’essais/erreur)</text:p>
        </text:list-item>
        <text:list-item>
          <text:p text:style-name="P8">bien associer mes liens ressources</text:p>
        </text:list-item>
        <text:list-item>
          <text:p text:style-name="P10">Tester plein de fois la structuration de la page web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3. Pour la page ‘‘signe’’</text:p>
      <text:list text:style-name="L9">
        <text:list-item>
          <text:p text:style-name="P12">mettre en place les signes en ordre</text:p>
        </text:list-item>
        <text:list-item>
          <text:p text:style-name="P17">Bien placer les images des signes </text:p>
        </text:list-item>
        <text:list-item>
          <text:p text:style-name="P17">Écrire les dates en dessous des images</text:p>
        </text:list-item>
        <text:list-item>
          <text:p text:style-name="P17">Créer 4 section : Caractéristiques principales/Compatibilité amoureuse/Chance/Célébrités nées sous ce signes</text:p>
        </text:list-item>
        <text:list-item>
          <text:p text:style-name="P17">les sections vont être placés dans un tableaux, à côté de leur image</text:p>
        </text:list-item>
        <text:list-item>
          <text:p text:style-name="P17">Bien relier les liens</text:p>
        </text:list-item>
        <text:list-item>
          <text:p text:style-name="P13">Tester plein de fois la structuration de la page web</text:p>
        </text:list-item>
      </text:list>
      <text:p text:style-name="P18"/>
      <text:p text:style-name="P19">4. Pour la page ‘‘Formulaire’’</text:p>
      <text:list text:style-name="L10">
        <text:list-item>
          <text:p text:style-name="P20">Regarder et explorer les exercices du chapitre 11</text:p>
        </text:list-item>
        <text:list-item>
          <text:p text:style-name="P14">Tester plein de fois la structuration de la page web</text:p>
        </text:list-item>
      </text:list>
      <text:p text:style-name="P15"/>
      <text:p text:style-name="P22">5. Pour la page Partenaires</text:p>
      <text:list text:style-name="L11">
        <text:list-item>
          <text:p text:style-name="P21">Regarder et explorer les exercices du chapitre <text:span text:style-name="T7">7</text:span></text:p>
        </text:list-item>
        <text:list-item>
          <text:p text:style-name="P16">Tester plein de fois la structuration de la page we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5:49:00</meta:creation-date>
    <dc:date>2024-06-25T20:10:32.224000000</dc:date>
    <meta:editing-duration>P6DT4H39M54S</meta:editing-duration>
    <meta:editing-cycles>11</meta:editing-cycles>
    <meta:generator>LibreOffice/7.6.4.1$Windows_X86_64 LibreOffice_project/e19e193f88cd6c0525a17fb7a176ed8e6a3e2aa1</meta:generator>
    <meta:initial-creator>Martin Roy</meta:initial-creator>
    <meta:document-statistic meta:table-count="0" meta:image-count="0" meta:object-count="0" meta:page-count="2" meta:paragraph-count="33" meta:word-count="263" meta:character-count="1458" meta:non-whitespace-character-count="1254"/>
  </office:meta>
</office:document-meta>
</file>